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svg:font-family="'Lucida Sans'" style:font-family-generic="swiss"/>
    <style:font-face style:name="Arial" svg:font-family="Arial" style:font-family-generic="roman" style:font-pitch="variable"/>
    <style:font-face style:name="Cambria" svg:font-family="Cambria" style:font-family-generic="roman" style:font-pitch="variable"/>
    <style:font-face style:name="DejaVu Sans" svg:font-family="'DejaVu Sans'" style:font-family-generic="roman" style:font-pitch="variable"/>
    <style:font-face style:name="Arial1" svg:font-family="Arial" style:font-family-generic="system" style:font-pitch="variable"/>
    <style:font-face style:name="Cambria1" svg:font-family="Cambria" style:font-family-generic="system"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138%"/>
    </style:style>
    <style:style style:name="P2" style:family="paragraph" style:parent-style-name="Standard">
      <style:paragraph-properties fo:margin-left="0in" fo:margin-right="-0.2681in" fo:margin-top="0.139in" fo:margin-bottom="0in" loext:contextual-spacing="false" fo:text-align="center" style:justify-single-word="false" fo:text-indent="0in" style:auto-text-indent="false"/>
    </style:style>
    <style:style style:name="P3" style:family="paragraph" style:parent-style-name="Standard">
      <style:paragraph-properties fo:margin-left="0in" fo:margin-right="-0.2681in" fo:margin-top="0.139in" fo:margin-bottom="0in" loext:contextual-spacing="false" fo:line-height="100%" fo:text-indent="0in" style:auto-text-indent="false"/>
    </style:style>
    <style:style style:name="P4" style:family="paragraph" style:parent-style-name="Standard">
      <style:paragraph-properties fo:line-height="138%" fo:break-before="page"/>
    </style:style>
    <style:style style:name="P5" style:family="paragraph" style:parent-style-name="Standard" style:master-page-name="Standard">
      <style:paragraph-properties style:page-number="1"/>
    </style:style>
    <style:style style:name="P6" style:family="paragraph">
      <loext:graphic-properties draw:fill="solid" draw:fill-color="#a0a0a0"/>
      <style:paragraph-properties fo:text-align="start"/>
      <style:text-properties fo:font-size="18pt"/>
    </style:style>
    <style:style style:name="T1" style:family="text">
      <style:text-properties fo:color="#4f81bd" style:font-name="Cambria" fo:font-size="16pt" fo:language="en" fo:country="US" fo:font-weight="bold" style:font-size-asian="16pt" style:font-weight-asian="bold" style:font-name-complex="Cambria1" style:font-size-complex="13pt" style:language-complex="ar" style:country-complex="SA" style:font-weight-complex="bold"/>
    </style:style>
    <style:style style:name="T2" style:family="text">
      <style:text-properties fo:font-weight="bold" style:font-weight-asian="bold"/>
    </style:style>
    <style:style style:name="gr1" style:family="graphic">
      <style:graphic-properties draw:stroke="none" svg:stroke-width="0in" draw:fill="solid" draw:fill-color="#a0a0a0" draw:textarea-vertical-align="top" draw:auto-grow-height="false" fo:min-height="0in" fo:min-width="0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tab/> <text:tab/> <text:tab/></text:p>
      <text:p text:style-name="P2"><text:bookmark text:name="_giotlojswawh"/><text:bookmark text:name="_ygh71wwq743"/><text:span text:style-name="T1">Criterion A: Initial consultation</text:span></text:p>
      <text:p text:style-name="P3">Date: June the 7th, 2018</text:p>
      <text:p text:style-name="P3">Samuel Engel, Chris Woodcock</text:p>
      <text:p text:style-name="P3"><text:bookmark text:name="_GoBack"/></text:p>
      <text:p text:style-name="P1">00:00:00</text:p>
      <text:p text:style-name="P1"><text:span text:style-name="T2">Me</text:span></text:p>
      <text:p text:style-name="P1">If you could just state your formal job title.</text:p>
      <text:p text:style-name="P1"><draw:custom-shape text:anchor-type="as-char" draw:z-index="0"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0:07</text:p>
      <text:p text:style-name="P1"><text:span text:style-name="T2">Mr. Woodcock</text:span></text:p>
      <text:p text:style-name="P1">OK. Secondary Teacher.</text:p>
      <text:p text:style-name="P1"><draw:custom-shape text:anchor-type="as-char" draw:z-index="1"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0:10</text:p>
      <text:p text:style-name="P1"><text:span text:style-name="T2">Me</text:span></text:p>
      <text:p text:style-name="P1">Yeah, I mean it's like an outdoor activity coordinator or something as well?</text:p>
      <text:p text:style-name="P1"><draw:custom-shape text:anchor-type="as-char" draw:z-index="2"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0:16</text:p>
      <text:p text:style-name="P1"><text:span text:style-name="T2">Mr. Woodcock</text:span></text:p>
      <text:p text:style-name="P1">Exactly, the official.. I mean it's just a secondary design teacher. Outdoor education teacher.</text:p>
      <text:p text:style-name="P1"><draw:custom-shape text:anchor-type="as-char" draw:z-index="3"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0:23</text:p>
      <text:p text:style-name="P1"><text:span text:style-name="T2">Me</text:span></text:p>
      <text:p text:style-name="P1">Okay so what is the problem that I could help you design a solution for?</text:p>
      <text:p text:style-name="P1"><draw:custom-shape text:anchor-type="as-char" draw:z-index="4"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0:27</text:p>
      <text:p text:style-name="P1"><text:span text:style-name="T2">Mr. Woodcock</text:span></text:p>
      <text:p text:style-name="P1">So what we're looking for is having some kind of interactive, guided, indoor -- trying to think of the words -- it's it's something where students can.. new students to the school can..</text:p>
      <text:p text:style-name="P1"><draw:custom-shape text:anchor-type="as-char" draw:z-index="5"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1:03</text:p>
      <text:p text:style-name="P1"><text:span text:style-name="T2">Mr. Woodcock</text:span></text:p>
      <text:p text:style-name="P1">It's some kind of interactive trail around the school which students can use to follow the way.</text:p>
      <text:p text:style-name="P1"><draw:custom-shape text:anchor-type="as-char" draw:z-index="6"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p text:style-name="P1">00:01:21</text:p>
      <text:p text:style-name="P1"><text:span text:style-name="T2">Me</text:span></text:p>
      <text:p text:style-name="P1">So that would be the secondary classrooms or would it be the primary as well?</text:p>
      <text:p text:style-name="P1"><draw:custom-shape text:anchor-type="as-char" draw:z-index="7"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1:29</text:p>
      <text:p text:style-name="P1"><text:span text:style-name="T2">Mr. Woodcock</text:span></text:p>
      <text:p text:style-name="P1">It's everywhere in a school really, isn't it and I guess it's kind of open areas like the canteen...</text:p>
      <text:p text:style-name="P1"><draw:custom-shape text:anchor-type="as-char" draw:z-index="8"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1:37</text:p>
      <text:p text:style-name="P1"><text:span text:style-name="T2">Me</text:span></text:p>
      <text:p text:style-name="P1">So just the main..</text:p>
      <text:p text:style-name="P1"><draw:custom-shape text:anchor-type="as-char" draw:z-index="9"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1:38</text:p>
      <text:p text:style-name="P1"><text:span text:style-name="T2">Mr. Woodcock</text:span></text:p>
      <text:p text:style-name="P1">The aula, the science block, administration, where you find people like that. You know, it's some way of guiding new students around so they know where these places are in the school.</text:p>
      <text:p text:style-name="P1"><draw:custom-shape text:anchor-type="as-char" draw:z-index="10"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1:53</text:p>
      <text:p text:style-name="P1"><text:span text:style-name="T2">Me</text:span></text:p>
      <text:p text:style-name="P1">Okay, what would be the target audience? What do you think, because then new students that come to...</text:p>
      <text:p text:style-name="P1"><draw:custom-shape text:anchor-type="as-char" draw:z-index="11"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1:59</text:p>
      <text:p text:style-name="P1"><text:span text:style-name="T2">Mr. Woodcock</text:span></text:p>
      <text:p text:style-name="P1">It would be new students and we maybe need to just keep it down to secondary students rather than making it too broad. Unless it's possible to have it without too much problems but I don't want to make things too broad or too open. So maybe you just keep it secondary students being able to find their way around the school.</text:p>
      <text:p text:style-name="P1"><draw:custom-shape text:anchor-type="as-char" draw:z-index="12"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2:19</text:p>
      <text:p text:style-name="P1"><text:span text:style-name="T2">Me</text:span></text:p>
      <text:p text:style-name="P1">Ok so you said something on a mobile device or?</text:p>
      <text:p text:style-name="P1"><draw:custom-shape text:anchor-type="as-char" draw:z-index="13"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4">00:02:27</text:p>
      <text:p text:style-name="P1"><text:span text:style-name="T2">Mr. Woodcock</text:span></text:p>
      <text:p text:style-name="P1">That probably, because using the Macbooks where you are trying to walk around.</text:p>
      <text:p text:style-name="P1"><draw:custom-shape text:anchor-type="as-char" draw:z-index="14"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2:32</text:p>
      <text:p text:style-name="P1"><text:span text:style-name="T2">Me</text:span></text:p>
      <text:p text:style-name="P1">Right. Right.</text:p>
      <text:p text:style-name="P1"><draw:custom-shape text:anchor-type="as-char" draw:z-index="15"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2:33</text:p>
      <text:p text:style-name="P1"><text:span text:style-name="T2">Mr. Woodcock</text:span></text:p>
      <text:p text:style-name="P1">That's going to be a little bit cumbersome. So maybe, maybe if we were to give it as a mobile device, Ipad or something we would give out.</text:p>
      <text:p text:style-name="P1"><draw:custom-shape text:anchor-type="as-char" draw:z-index="16"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2:44</text:p>
      <text:p text:style-name="P1"><text:span text:style-name="T2">Me</text:span></text:p>
      <text:p text:style-name="P1">Right because they can...</text:p>
      <text:p text:style-name="P1"><draw:custom-shape text:anchor-type="as-char" draw:z-index="17"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2:46</text:p>
      <text:p text:style-name="P1"><text:span text:style-name="T2">Mr. Woodcock</text:span></text:p>
      <text:p text:style-name="P1">Yeah we have iPads so we could loan out an Ipad to a new student and then they can use that to navigate around the school. Yeah.</text:p>
      <text:p text:style-name="P1"><draw:custom-shape text:anchor-type="as-char" draw:z-index="18"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2:55</text:p>
      <text:p text:style-name="P1"><text:span text:style-name="T2">Me</text:span></text:p>
      <text:p text:style-name="P1">Right.</text:p>
      <text:p text:style-name="P1"><draw:custom-shape text:anchor-type="as-char" draw:z-index="19"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2:57</text:p>
      <text:p text:style-name="P1"><text:span text:style-name="T2">Mr. Woodcock</text:span></text:p>
      <text:p text:style-name="P1">And using some kind of interface, some kind of app, whereby students can navigate themselves around. Now you can locate yourself within the school using maybe QR code or something similar.</text:p>
      <text:p text:style-name="P1"><draw:custom-shape text:anchor-type="as-char" draw:z-index="20"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3:09</text:p>
      <text:p text:style-name="P1"><text:span text:style-name="T2">Me</text:span></text:p>
      <text:p text:style-name="P1">All right. So just some kind of way to register the different rooms within the...</text:p>
      <text:p text:style-name="P1"><draw:custom-shape text:anchor-type="as-char" draw:z-index="21"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3:18</text:p>
      <text:p text:style-name="P1"><text:soft-page-break/><text:span text:style-name="T2">Mr. Woodcock</text:span></text:p>
      <text:p text:style-name="P1">It's a way of saying where you are the moment, being able to see on the map the visual representation of where you actually are.</text:p>
      <text:p text:style-name="P1"><draw:custom-shape text:anchor-type="as-char" draw:z-index="22"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3:27</text:p>
      <text:p text:style-name="P1"><text:span text:style-name="T2">Me</text:span></text:p>
      <text:p text:style-name="P1">So it will probably be like like a plan of our school like the layout of the school buildings and then there would be the points where each classroom would be and they could see what's where and when they would actually go to the specific classroom they would see some more information about the room. So they come to the cafeteria and they can, you know..</text:p>
      <text:p text:style-name="P1"><draw:custom-shape text:anchor-type="as-char" draw:z-index="23"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3:49</text:p>
      <text:p text:style-name="P1"><text:span text:style-name="T2">Mr. Woodcock</text:span></text:p>
      <text:p text:style-name="P1">Exactly</text:p>
      <text:p text:style-name="P1"><draw:custom-shape text:anchor-type="as-char" draw:z-index="24"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3:50</text:p>
      <text:p text:style-name="P1"><text:span text:style-name="T2">Me</text:span></text:p>
      <text:p text:style-name="P1">See the cafeteria is here you can load your card wherever or you can..</text:p>
      <text:p text:style-name="P1"><draw:custom-shape text:anchor-type="as-char" draw:z-index="25"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3:56</text:p>
      <text:p text:style-name="P1"><text:span text:style-name="T2">Mr. Woodcock</text:span></text:p>
      <text:p text:style-name="P1">Yeah. Yeah exactly. That's right. Yeah that's that's it. So we actually have like ... I mean you know I've got a file that I can pass on to you. Right. Which is an actual the actual plans of the school.</text:p>
      <text:p text:style-name="P1"><draw:custom-shape text:anchor-type="as-char" draw:z-index="26"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4:14</text:p>
      <text:p text:style-name="P1"><text:span text:style-name="T2">Me</text:span></text:p>
      <text:p text:style-name="P1">Oh well that would be great.</text:p>
      <text:p text:style-name="P1"><draw:custom-shape text:anchor-type="as-char" draw:z-index="27"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4:16</text:p>
      <text:p text:style-name="P1"><text:span text:style-name="T2">Mr. Woodcock</text:span></text:p>
      <text:p text:style-name="P1">It is an illustrator file. All right. So that's already up and running. Essentially what you would need to do is just find some way of overlaying that map with the relevant information and then linking that to a QR code, if that makes sense right. You know maybe outside each room is a QR code they can scan and then they can see on the map. Right. That's where I am. Okay. might be a step too far to interact between the two. I'm not sure if it is. I mean it's called augmented reality..</text:p>
      <text:p text:style-name="P1"><text:soft-page-break/><draw:custom-shape text:anchor-type="as-char" draw:z-index="28"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4:52</text:p>
      <text:p text:style-name="P1"><text:span text:style-name="T2">Me</text:span></text:p>
      <text:p text:style-name="P1">I was actually thinking about it, I could do something with that but I mean what what is there to..</text:p>
      <text:p text:style-name="P1"><draw:custom-shape text:anchor-type="as-char" draw:z-index="29"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5:01</text:p>
      <text:p text:style-name="P1"><text:span text:style-name="T2">Mr. Woodcock</text:span></text:p>
      <text:p text:style-name="P1">Well the augmented reality part would just come in the fact that you scan it and then the location would show itself on the map and their information you've talked about would then be available to them right now. Say okay this is where you are. This is the information for that if it is possible to link those things together.</text:p>
      <text:p text:style-name="P1"><draw:custom-shape text:anchor-type="as-char" draw:z-index="30"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5:21</text:p>
      <text:p text:style-name="P1"><text:span text:style-name="T2">Me</text:span></text:p>
      <text:p text:style-name="P1">Yeah I was thinking that if you are looking through the camera and it scans the code to it. The information would pop up while you are still seeing the exact thing. Yeah I'll definitely look into that. Yeah. So if you're limited to only a secondary students I guess then it's just the secondary portion of the school.</text:p>
      <text:p text:style-name="P1"><draw:custom-shape text:anchor-type="as-char" draw:z-index="31"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5:42</text:p>
      <text:p text:style-name="P1"><text:span text:style-name="T2">Mr. Woodcock</text:span></text:p>
      <text:p text:style-name="P1">Yeah the B block corridors, you've got maths department, humanities and you've got uphere the robotics lab or whatever is going to be for library and downstairs you have cafeterias, science blocks admin and yeah. And I think that should be sufficient. Oh and I block. <draw:custom-shape text:anchor-type="as-char" draw:z-index="32"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6:06</text:p>
      <text:p text:style-name="P1"><text:span text:style-name="T2">Me</text:span></text:p>
      <text:p text:style-name="P1">How detailed should it be. Should it be just the I block or the different parts of I block like, this is the German class and this is the English class? Probably changes right. </text:p>
      <text:p text:style-name="P1"><draw:custom-shape text:anchor-type="as-char" draw:z-index="33"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6:19</text:p>
      <text:p text:style-name="P1"><text:span text:style-name="T2">Mr. Woodcock</text:span></text:p>
      <text:p text:style-name="P1">I would suggest for keeping this at manageable level is to have this is just the main areas.</text:p>
      <text:p text:style-name="P1"><draw:custom-shape text:anchor-type="as-char" draw:z-index="34"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6:28</text:p>
      <text:p text:style-name="P1"><text:span text:style-name="T2">Me</text:span></text:p>
      <text:p text:style-name="P1">Yeah.</text:p>
      <text:p text:style-name="P1"><draw:custom-shape text:anchor-type="as-char" draw:z-index="35"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text:soft-page-break/>00:06:30</text:p>
      <text:p text:style-name="P1"><text:span text:style-name="T2">Mr. Woodcock</text:span></text:p>
      <text:p text:style-name="P1">Would you want to go so far as as you know labeling every class or would you want to just keep it down. I would suggest you keep it manageable.</text:p>
      <text:p text:style-name="P1"><draw:custom-shape text:anchor-type="as-char" draw:z-index="36"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6:38</text:p>
      <text:p text:style-name="P1"><text:span text:style-name="T2">Me</text:span></text:p>
      <text:p text:style-name="P1">I mean we will see how it goes and then we can always add more on later.</text:p>
      <text:p text:style-name="P1"><draw:custom-shape text:anchor-type="as-char" draw:z-index="37"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6:42</text:p>
      <text:p text:style-name="P1"><text:span text:style-name="T2">Mr. Woodcock</text:span></text:p>
      <text:p text:style-name="P1">The I block is just the languages and music right. That's it isn't it. Exactly yes the languages and music and that's all students need to know.. and sports halls as well. So you know it's quite an extensive range. I would suggest thinking about it more. Definitely keep it down secondary because we've got far too much to start from primary. You might keep it secondary for the time being and it can be something advanced in the future. Right. So yeah. Admin, sciences, the main things in A Block, I Block sports halls. <draw:custom-shape text:anchor-type="as-char" draw:z-index="38"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7:32</text:p>
      <text:p text:style-name="P1"><text:span text:style-name="T2">Mr. Woodcock</text:span></text:p>
      <text:p text:style-name="P1">So yeah. And so there would be some kind of app could be locally hosted.</text:p>
      <text:p text:style-name="P1"><draw:custom-shape text:anchor-type="as-char" draw:z-index="39"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7:38</text:p>
      <text:p text:style-name="P1"><text:span text:style-name="T2">Me</text:span></text:p>
      <text:p text:style-name="P1">Right like a local website..</text:p>
      <text:p text:style-name="P1"><draw:custom-shape text:anchor-type="as-char" draw:z-index="40"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7:43</text:p>
      <text:p text:style-name="P1"><text:span text:style-name="T2">Mr. Woodcock</text:span></text:p>
      <text:p text:style-name="P1">Or we could just based it on the cloud through our google account. OK. Because I know Google for example they do QR code generation so we can do that through Google and host it. There. That's another option. Google sites as well. … That's right it might be something to look into as well.</text:p>
      <text:p text:style-name="P1"><draw:custom-shape text:anchor-type="as-char" draw:z-index="41"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13</text:p>
      <text:p text:style-name="P1"><text:span text:style-name="T2">Me</text:span></text:p>
      <text:p text:style-name="P1">Yeah I can look into it. Yeah.</text:p>
      <text:p text:style-name="P1"><draw:custom-shape text:anchor-type="as-char" draw:z-index="42"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17</text:p>
      <text:p text:style-name="P1"><text:soft-page-break/><text:span text:style-name="T2">Mr. Woodcock</text:span></text:p>
      <text:p text:style-name="P1">So I mean some kind of app.</text:p>
      <text:p text:style-name="P1"><draw:custom-shape text:anchor-type="as-char" draw:z-index="43"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19</text:p>
      <text:p text:style-name="P1"><text:span text:style-name="T2">Me</text:span></text:p>
      <text:p text:style-name="P1">since it's going to be indoors, all of the points will have Internet connections, anyway, so that's a big plus for that.</text:p>
      <text:p text:style-name="P1"><draw:custom-shape text:anchor-type="as-char" draw:z-index="44"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27</text:p>
      <text:p text:style-name="P1"><text:span text:style-name="T2">Mr. Woodcock</text:span></text:p>
      <text:p text:style-name="P1">Yeah you got complete Wi-Fi coverage wherever you are. Yeah..</text:p>
      <text:p text:style-name="P1"><draw:custom-shape text:anchor-type="as-char" draw:z-index="45"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36</text:p>
      <text:p text:style-name="P1"><text:span text:style-name="T2">Me</text:span></text:p>
      <text:p text:style-name="P1">So how big are the Ipads that the school has is there.</text:p>
      <text:p text:style-name="P1"><draw:custom-shape text:anchor-type="as-char" draw:z-index="46"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40</text:p>
      <text:p text:style-name="P1"><text:span text:style-name="T2">Mr. Woodcock</text:span></text:p>
      <text:p text:style-name="P1">There is no one size.</text:p>
      <text:p text:style-name="P1"><draw:custom-shape text:anchor-type="as-char" draw:z-index="47"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43</text:p>
      <text:p text:style-name="P1"><text:span text:style-name="T2">Me</text:span></text:p>
      <text:p text:style-name="P1">Does it have a name. It's the Ipad .. whatever number.</text:p>
      <text:p text:style-name="P1"><draw:custom-shape text:anchor-type="as-char" draw:z-index="48"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47</text:p>
      <text:p text:style-name="P1"><text:span text:style-name="T2">Mr. Woodcock</text:span></text:p>
      <text:p text:style-name="P1">It will have a number.</text:p>
      <text:p text:style-name="P1"/>
      <text:p text:style-name="P4"><draw:custom-shape text:anchor-type="as-char" draw:z-index="49"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49</text:p>
      <text:p text:style-name="P1"><text:span text:style-name="T2">Me</text:span></text:p>
      <text:p text:style-name="P1">I mean I can look into that as well.</text:p>
      <text:p text:style-name="P1"><draw:custom-shape text:anchor-type="as-char" draw:z-index="50"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52</text:p>
      <text:p text:style-name="P1"><text:span text:style-name="T2">Mr. Woodcock</text:span></text:p>
      <text:p text:style-name="P1">Mr. Periam and all the guys in the tech are going to know or miss Johnson.</text:p>
      <text:p text:style-name="P1"><draw:custom-shape text:anchor-type="as-char" draw:z-index="51"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58</text:p>
      <text:p text:style-name="P1"><text:span text:style-name="T2">Me</text:span></text:p>
      <text:p text:style-name="P1">I mean are those the same Ipads that are used in the PE as well. Because the PE department also has..</text:p>
      <text:p text:style-name="P1"><draw:custom-shape text:anchor-type="as-char" draw:z-index="52"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9:04</text:p>
      <text:p text:style-name="P1"><text:span text:style-name="T2">Mr. Woodcock</text:span></text:p>
      <text:p text:style-name="P1">Yeah. I don't know the answer. OK. Not sure if that's the same.</text:p>
      <text:p text:style-name="P1"><draw:custom-shape text:anchor-type="as-char" draw:z-index="53"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9:24</text:p>
      <text:p text:style-name="P1"><text:span text:style-name="T2">Me</text:span></text:p>
      <text:p text:style-name="P1">But yeah I mean I could also use some pictures. I saw on the website the top view or even from Google streets.</text:p>
      <text:p text:style-name="P1"><draw:custom-shape text:anchor-type="as-char" draw:z-index="54"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9:34</text:p>
      <text:p text:style-name="P1"><text:span text:style-name="T2">Mr. Woodcock</text:span></text:p>
      <text:p text:style-name="P1">Yeah. You could use that. They are very limited though when you get it. ... You can turn off layers you don't need and you can keep layers you do. It's really useful.</text:p>
      <text:p text:style-name="P1"><draw:custom-shape text:anchor-type="as-char" draw:z-index="55"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10:07</text:p>
      <text:p text:style-name="P1"><text:span text:style-name="T2">Me</text:span></text:p>
      <text:p text:style-name="P1">Are there any the other specifications of the product that you might.. Is there something it has to have?<draw:custom-shape text:anchor-type="as-char" draw:z-index="56"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4">00:10:22</text:p>
      <text:p text:style-name="P1"><text:span text:style-name="T2">Mr. Woodcock</text:span></text:p>
      <text:p text:style-name="P1">Something it needs, to be fairly simple and intuitive to use interface. Yeah I think that's it. Let say it's aimed for a secondary audience. Students from grade 6 to 12. And it needs to guide them around the school in some kind of augmented reality way.</text:p>
      <text:p text:style-name="P1"><draw:custom-shape text:anchor-type="as-char" draw:z-index="57"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10:41</text:p>
      <text:p text:style-name="P1"><text:span text:style-name="T2">Me</text:span></text:p>
      <text:p text:style-name="P1">How much information should there be for each room. Should it be just the basics, this is the room.</text:p>
      <text:p text:style-name="P1"><draw:custom-shape text:anchor-type="as-char" draw:z-index="58"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10:48</text:p>
      <text:p text:style-name="P1"><text:span text:style-name="T2">Mr. Woodcock</text:span></text:p>
      <text:p text:style-name="P1">Yeah doesn’t need to be the very specific, just the basic spiel so you know, this is the aula, this is where we might come to have assemblies and meetings that you know this is the library it's open from these hours to these our you come and check it out. That's it the head of the library Mr. Moses</text:p>
      <text:p text:style-name="P1"><draw:custom-shape text:anchor-type="as-char" draw:z-index="59"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11:07</text:p>
      <text:p text:style-name="P1"><text:span text:style-name="T2">Me</text:span></text:p>
      <text:p text:style-name="P1">Or names. But you know when there's a change in the teachers then it will need to be there.</text:p>
      <text:p text:style-name="P1"><draw:custom-shape text:anchor-type="as-char" draw:z-index="60" draw:style-name="gr1" draw:text-style-name="P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11:14</text:p>
      <text:p text:style-name="P1"><text:span text:style-name="T2">Mr. Woodcock</text:span></text:p>
      <text:p text:style-name="P1">That most definitely in the extra stuff. Right. So that's as much as I can think of.</text:p>
      <text:p text:style-name="Standard"/>
      <text:p text:style-name="Standard"/>
      <text:p text:style-name="Standard">Original interview: <text:a xlink:type="simple" xlink:href="file:///Users/samuelengel/Documents/IAs/itgs_ia_not%20git%20connected/ITGS/Documentation/editable/interview.mp3" text:style-name="ListLabel_20_1" text:visited-style-name="ListLabel_20_1"><text:span text:style-name="Visited_20_Internet_20_Link">interview.mp3</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svg:font-family="'Lucida Sans'" style:font-family-generic="swiss"/>
    <style:font-face style:name="Arial" svg:font-family="Arial" style:font-family-generic="roman" style:font-pitch="variable"/>
    <style:font-face style:name="Cambria" svg:font-family="Cambria" style:font-family-generic="roman" style:font-pitch="variable"/>
    <style:font-face style:name="DejaVu Sans" svg:font-family="'DejaVu Sans'" style:font-family-generic="roman" style:font-pitch="variable"/>
    <style:font-face style:name="Arial1" svg:font-family="Arial" style:font-family-generic="system" style:font-pitch="variable"/>
    <style:font-face style:name="Cambria1" svg:font-family="Cambria" style:font-family-generic="system"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0" fo:widows="0"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DejaVu Sans" fo:font-family="'DejaVu Sans'" style:font-family-generic="roman"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next-style-name="Standard"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next-style-name="Standard"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next-style-name="Standard"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next-style-name="Standard"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next-style-name="Standard"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LO-normal" style:family="paragraph" style:default-outline-level="">
      <style:paragraph-properties fo:text-align="start" style:justify-single-word="false" fo:orphans="2" fo:widows="2" style:writing-mode="lr-tb"/>
    </style:style>
    <style:style style:name="Title" style:family="paragraph" style:parent-style-name="LO-normal" style:next-style-name="Standard"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in" fo:margin-bottom="0.222in" loext:contextual-spacing="false" fo:keep-together="always" fo:keep-with-next="always"/>
      <style:text-properties fo:color="#666666" fo:font-size="15pt" style:font-size-asian="15pt" style:font-size-complex="15pt"/>
    </style:style>
    <style:style style:name="Header" style:family="paragraph" style:parent-style-name="Standard" style:default-outline-level="" style:class="extra"/>
    <style:style style:name="Default_20_Paragraph_20_Font" style:display-name="Default Paragraph Font" style:family="text"/>
    <style:style style:name="Internet_20_link" style:display-name="Internet link" style:family="text">
      <style:text-properties fo:color="#000080" style:rfc-language-tag="uz-Cyrl-UZ" fo:language="uz" fo:script="Cyrl" fo:country="UZ" style:text-underline-style="solid" style:text-underline-width="auto" style:text-underline-color="font-color" style:rfc-language-tag-asian="uz-Cyrl-UZ" style:language-asian="uz" style:script-asian="Cyrl" style:country-asian="UZ" style:rfc-language-tag-complex="uz-Cyrl-UZ" style:language-complex="uz" style:script-complex="Cyrl" style:country-complex="UZ"/>
    </style:style>
    <style:style style:name="Visited_20_Internet_20_Link" style:display-name="Visited Internet Link" style:family="text">
      <style:text-properties fo:color="#800000" style:rfc-language-tag="uz-Cyrl-UZ" fo:language="uz" fo:script="Cyrl" fo:country="UZ" style:text-underline-style="solid" style:text-underline-width="auto" style:text-underline-color="font-color" style:rfc-language-tag-asian="uz-Cyrl-UZ" style:language-asian="uz" style:script-asian="Cyrl" style:country-asian="UZ" style:rfc-language-tag-complex="uz-Cyrl-UZ" style:language-complex="uz" style:script-complex="Cyrl" style:country-complex="UZ"/>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in" fo:margin-bottom="1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8-08-23T12:08:00</meta:creation-date>
    <dc:date>2019-01-07T21:18:44.200035292</dc:date>
    <dc:language>en-US</dc:language>
    <meta:editing-duration>PT9M26S</meta:editing-duration>
    <meta:generator>LibreOffice/6.1.2.1$MacOSX_X86_64 LibreOffice_project/65905a128db06ba48db947242809d14d3f9a93fe</meta:generator>
    <meta:document-statistic meta:table-count="0" meta:image-count="0" meta:object-count="0" meta:page-count="9" meta:paragraph-count="249" meta:word-count="1638" meta:character-count="8718" meta:non-whitespace-character-count="726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